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 Mono" svg:font-family="'Source Code Pro Mono'"/>
    <style:font-face style:name="Noto Serif Mono" svg:font-family="'Noto Serif Mono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:smcp" svg:font-family="'Liberation Serif:smcp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0.6903in" table:align="margins"/>
    </style:style>
    <style:style style:name="Table1.A" style:family="table-column">
      <style:table-column-properties style:column-width="5.3451in" style:rel-column-width="32767*"/>
    </style:style>
    <style:style style:name="Table1.A1" style:family="table-cell">
      <style:table-cell-properties fo:background-color="transparent" fo:padding="0.3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3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3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3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paragraph-rsid="0002687d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1" style:family="text">
      <style:text-properties style:font-name="Liberation Mono"/>
    </style:style>
    <style:style style:name="T2" style:family="text">
      <style:text-properties style:font-name="DejaVu Sans Mono"/>
    </style:style>
    <style:style style:name="T3" style:family="text">
      <style:text-properties style:font-name="Source Code Pro"/>
    </style:style>
    <style:style style:name="T4" style:family="text">
      <style:text-properties style:font-name="Source Code Pro" officeooo:rsid="0002687d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officeooo:rsid="0002687d" style:font-size-asian="12pt" style:font-size-complex="12pt"/>
    </style:style>
    <style:style style:name="T7" style:family="text">
      <style:text-properties style:font-name="Source Code Pro Mono"/>
    </style:style>
    <style:style style:name="T8" style:family="text">
      <style:text-properties officeooo:rsid="0002687d"/>
    </style:style>
    <style:style style:name="T9" style:family="text">
      <style:text-properties style:font-name="Noto Serif Mono"/>
    </style:style>
    <style:style style:name="T10" style:family="text">
      <style:text-properties style:font-name="Liberation Serif:smcp"/>
    </style:style>
    <style:style style:name="T11" style:family="text">
      <style:text-properties style:font-name="Liberation Serif:smcp" fo:font-style="italic" officeooo:rsid="0002687d" style:font-style-asian="italic" style:font-style-complex="italic"/>
    </style:style>
    <style:style style:name="T12" style:family="text">
      <style:text-properties style:font-name="Liberation Serif:smcp" fo:font-size="12pt" fo:font-style="italic" officeooo:rsid="0002687d" style:font-size-asian="12pt" style:font-style-asian="italic" style:font-size-complex="12pt" style:font-style-complex="italic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:smcp" fo:font-size="12pt" fo:font-style="normal" fo:text-shadow="none" style:text-underline-style="none" fo:font-weight="normal" officeooo:rsid="00026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:smcp" fo:font-size="12pt" fo:font-style="italic" fo:text-shadow="none" style:text-underline-style="none" fo:font-weight="normal" officeooo:rsid="0002687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026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L'hiver approche. Il est grand temps pour ce groupe de marmottes de construire un terrier pour hiberner tout l'hiver et être en pleine forme au printemps : il faut pour cela que les marmottes qui se réveillent le plus souvent soient proches de la sortie pour ne pas réveiller les autres.</text:p>
            <text:p text:style-name="P2"/>
            <text:p text:style-name="P2">C'est de l'informatique parce que nous avons utilisé un a_________ (un ensemble d'instructions) pour résoudre un problème sur une s________ de donnée appelée a____. Cette technique, découverte par <text:span text:style-name="T11">Huffman</text:span>, est encore utilisée aujourd'hui pour faire de la c__________ (utiliser le moins de 0 et de 1 possible pour décrire l'information) de fichiers<text:span text:style-name="T3"> .</text:span><text:span text:style-name="T4">mp3</text:span>, <text:span text:style-name="T3">.mp4</text:span>, <text:span text:style-name="T3">.zip</text:span>...</text:p>
          </table:table-cell>
          <table:table-cell table:style-name="Table1.B1" office:value-type="string">
            <text:p text:style-name="P2">L'hiver approche. Il est grand temps pour ce groupe de marmottes de construire un terrier pour hiberner tout l'hiver et être en pleine forme au printemps : il faut pour cela que les marmottes qui se réveillent le plus souvent soient proches de la sortie pour ne pas réveiller les autres.</text:p>
            <text:p text:style-name="P2"/>
            <text:p text:style-name="P2">C'est de l'informatique parce que nous avons utilisé un a_________ (un ensemble d'instructions) pour résoudre un problème sur une s________ de donnée appelée a____. Cette technique, découverte par <text:span text:style-name="T11">Huffman</text:span>, est encore utilisée aujourd'hui pour faire de la c__________ (utiliser le moins de 0 et de 1 possible pour décrire l'information) de fichiers<text:span text:style-name="T3"> .</text:span><text:span text:style-name="T4">mp3</text:span>, <text:span text:style-name="T3">.mp4</text:span>, <text:span text:style-name="T3">.zip</text:span>...</text:p>
          </table:table-cell>
        </table:table-row>
        <table:table-row>
          <table:table-cell table:style-name="Table1.A2" office:value-type="string">
            <text:p text:style-name="P2">L'hiver approche. Il est grand temps pour ce groupe de marmottes de construire un terrier pour hiberner tout l'hiver et être en pleine forme au printemps : il faut pour cela que les marmottes qui se réveillent le plus souvent soient proches de la sortie pour ne pas réveiller les autres.</text:p>
            <text:p text:style-name="P2"/>
            <text:p text:style-name="P2">C'est de l'informatique parce que nous avons utilisé un a_________ (un ensemble d'instructions) pour résoudre un problème sur une s________ de donnée appelée a____. Cette technique, découverte par <text:span text:style-name="T11">Huffman</text:span>, est encore utilisée aujourd'hui pour faire de la c__________ (utiliser le moins de 0 et de 1 possible pour décrire l'information) de fichiers<text:span text:style-name="T3"> .</text:span><text:span text:style-name="T4">mp3</text:span>, <text:span text:style-name="T3">.mp4</text:span>, <text:span text:style-name="T3">.zip</text:span>...</text:p>
          </table:table-cell>
          <table:table-cell table:style-name="Table1.B2" office:value-type="string">
            <text:p text:style-name="P2">L'hiver approche. Il est grand temps pour ce groupe de marmottes de construire un terrier pour hiberner tout l'hiver et être en pleine forme au printemps : il faut pour cela que les marmottes qui se réveillent le plus souvent soient proches de la sortie pour ne pas réveiller les autres.</text:p>
            <text:p text:style-name="P2"/>
            <text:p text:style-name="P2">C'est de l'informatique parce que nous avons utilisé un a_________ (un ensemble d'instructions) pour résoudre un problème sur une s________ de donnée appelée a____. Cette technique, découverte par <text:span text:style-name="T11">Huffman</text:span>, est encore utilisée aujourd'hui pour faire de la c__________ (utiliser le moins de 0 et de 1 possible pour décrire l'information) de fichiers<text:span text:style-name="T3"> .</text:span><text:span text:style-name="T4">mp3</text:span>, <text:span text:style-name="T3">.mp4</text:span>, <text:span text:style-name="T3">.zip</text:span>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 Mono" svg:font-family="'Source Code Pro Mono'"/>
    <style:font-face style:name="Noto Serif Mono" svg:font-family="'Noto Serif Mono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:smcp" svg:font-family="'Liberation Serif:smcp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1:50:56.638971510</meta:creation-date>
    <dc:date>2020-03-02T12:02:14.415879922</dc:date>
    <meta:editing-duration>PT47S</meta:editing-duration>
    <meta:editing-cycles>1</meta:editing-cycles>
    <meta:document-statistic meta:table-count="1" meta:image-count="0" meta:object-count="0" meta:page-count="1" meta:paragraph-count="8" meta:word-count="424" meta:character-count="2616" meta:non-whitespace-character-count="2200"/>
    <meta:generator>LibreOffice/6.3.5.2$Linux_X86_64 LibreOffice_project/30$Build-2</meta:generator>
  </office:meta>
</office:document-meta>
</file>